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" svg:font-family="Calibri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gas 2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 text:style-name="P1">Buatlah pseudocode dan flowchart dari aplikasi yang dapat memberikan luaran berupa bilangan ganjil ke-<text:span text:style-name="T1">n, </text:span><text:span text:style-name="T2">bilangan genap ke-</text:span><text:span text:style-name="T1">m</text:span><text:span text:style-name="T2">, dan hasil perkalian dari </text:span><text:span text:style-name="T1">n x m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" svg:font-family="Calibri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9:47:39.854098127</meta:creation-date>
    <dc:date>2023-09-20T09:48:26.113906897</dc:date>
    <meta:editing-duration>PT47S</meta:editing-duration>
    <meta:editing-cycles>1</meta:editing-cycles>
    <meta:document-statistic meta:object-count="25"/>
    <meta:generator>LibreOffice/7.6.1.1$Linux_X86_64 LibreOffice_project/60$Build-1</meta:generator>
  </office:meta>
</office:document-meta>
</file>